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text-properties fo:font-weight="bold" style:font-weight-asian="bold" style:font-weight-complex="bold"/>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text-properties officeooo:paragraph-rsid="00177fa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h text:style-name="Heading_20_2" text:outline-level="2"><text:bookmark-start text:name="notes-on-restructure"/>Notes on restructure<text:bookmark-end text:name="notes-on-restructure"/></text:h>
      <text:list xml:id="list3568996705" text:style-name="L1">
        <text:list-item>
          <text:p text:style-name="P4">Intro</text:p>
          <text:list text:style-name="L2">
            <text:list-item>
              <text:p text:style-name="P5">Vignette text</text:p>
            </text:list-item>
            <text:list-item>
              <text:p text:style-name="P5">Vignette description / interpretation -&gt; 3 planes or more general</text:p>
            </text:list-item>
            <text:list-item>
              <text:p text:style-name="P5">AT - GDP as unit of analysis - lens of agency?</text:p>
            </text:list-item>
          </text:list>
        </text:list-item>
        <text:list-item>
          <text:p text:style-name="P4">Results and Data on how GDPs are used</text:p>
          <text:list text:style-name="L3">
            <text:list-item>
              <text:p text:style-name="P6">Cultural</text:p>
            </text:list-item>
            <text:list-item>
              <text:p text:style-name="P6">Guided participation</text:p>
            </text:list-item>
            <text:list-item>
              <text:p text:style-name="P6">Personal / participatory appropriation (include - operationalising as appropriation)</text:p>
            </text:list-item>
          </text:list>
        </text:list-item>
        <text:list-item>
          <text:p text:style-name="P4">Discussion (focus on interpersonal and agency)</text:p>
        </text:list-item>
      </text:list>
      <text:p text:style-name="First_20_paragraph">NOTE - I COULD BREAK THIS DOWN MORE TO HELP RESTRUCTURING? IT ONLINE IN THEMATIC ANALYSIS AT THE MO AN ON CARDS.</text:p>
      <text:h text:style-name="Heading_20_2" text:outline-level="2"><text:bookmark-start text:name="notes-on-things-to-add"/>Notes on things to add<text:bookmark-end text:name="notes-on-things-to-add"/></text:h>
      <text:list xml:id="list848762441" text:style-name="L4">
        <text:list-item>
          <text:p text:style-name="P7">GDP language used as lingua franca to problems solve / debug.</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1909299210" text:style-name="L5">
        <text:list-item>
          <text:p text:style-name="P8">How can game design patterns support the development of coding practices by novices?</text:p>
        </text:list-item>
        <text:list-item>
          <text:p text:style-name="P8">How can the experience of fostering community focused digital game making practices 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text:soft-page-break/>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3033341467" text:style-name="L6">
        <text:list-item>
          <text:p text:style-name="P9">The study uses mixed methods in methodology. Informed by analysis of journal diary, notes, video data and interviews (Methodology) </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A narrow data samples has been used for this study. This prioritises a greater depth of analysis on interactions over generalisation. This is justified in a section on data validity in Methdology chpater.<text:line-break/></text:p>
        </text:list-item>
        <text:list-item>
          <text:p text:style-name="P9">The concepts of resolving tensions within activity from Activity Theory are used to explore the evolution of the design of activities and resources. (Design results) </text:p>
        </text:list-item>
        <text:list-item>
          <text:p text:style-name="P9">Results chapters use Rogoff’s 3 planes of analysis (Cultural, Interpersonal and Personal) which aligns well with AT (Methodology)</text:p>
        </text:list-item>
        <text:list-item>
          <text:p text:style-name="P9">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DwVO1awaJ"/>(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DwVO1awaJ"/>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text:soft-page-break/>complied a list of GDP patterns as a public collection (available at http://virt10.itu.chalmers.se/) <text:reference-mark-start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aIJR0dgg5"/>(Bjork and Holopainen, 2005)<text:reference-mark-end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aIJR0dgg5"/>.</text:p>
      <text:p text:style-name="Text_20_body">In my own game making model 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22787480" text:style-name="L7">
        <text:list-item>
          <text:p text:style-name="P10"><text:span text:style-name="T3">Name of Game Design Pattern:</text:span> Jumping on Enemies to Zap them</text:p>
        </text:list-item>
        <text:list-item>
          <text:p text:style-name="P10"><text:span text:style-name="T3">Type Pattern:</text:span> Game Mechanic</text:p>
        </text:list-item>
        <text:list-item>
          <text:p text:style-name="P10"><text:span text:style-name="T3">Description:</text:span> If the player is descending from a jump when they touch the enemy the player is zapped and in this case disappears.</text:p>
        </text:list-item>
        <text:list-item>
          <text:p text:style-name="P10"><text:span text:style-name="T3">Need for Pattern:</text:span> Enemies create challenge and being able to jump on an enemy is a good way of clearing the area you want to explore.</text:p>
        </text:list-item>
        <text:list-item>
          <text:p text:style-name="P10"><text:span text:style-name="T3">Coding Concepts involved:</text:span> Arrays[^8], Change Listener[^9]</text:p>
        </text:list-item>
        <text:list-item>
          <text:p text:style-name="P10"><text:span text:style-name="T3">Links to other Computing Patterns:</text:span> Systems Dynamics[^10]</text:p>
        </text:list-item>
        <text:list-item>
          <text:p text:style-name="P10"><text:span text:style-name="T3">Related Game Patterns:</text:span> You’ll need to have added the <text:span text:style-name="T3">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ext:soft-page-break/>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text:soft-page-break/>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Table_20_Contents">Rogoff</text:p>
          </table:table-cell>
        </table:table-row>
        <text:soft-page-break/>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e foci of cultural, interpersonal and personal activity <text:reference-mark-start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5j1BdBe2em"/>(Rogoff, 1995)<text:reference-mark-end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5j1BdBe2em"/>. Where appropriate I make observations on similar patterns of behaviour from the same pair from outside the scope of this interaction.</text:p>
      <text:p text:style-name="P11">Cultural Focus</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text:soft-page-break/>Keys and Doors as desired a pattern emerged from feedback from participants in previous sessions. It is a concept that has appealed to the child in a way that drives engagement with the game making process. This is evident in the way with the child introduces and repeats the name of the pattern in a sing song voice in this interaction.</text:p>
      <text:p text:style-name="Text_20_body">Another pattern the child advocates for is that of adding levels. This desire to add this pattern may have been picked up from the emerging culture of the group. The process of adding new levels is something that one participant Te has been teaching other children to do via peer support. He has added so many levels to his own game that children and parents in this session are commenting in on it.</text:p>
      <text:p text:style-name="Text_20_body">In the above interactions, there is cultural understanding of the conventions of a platformer game being shown by both the child and adult. Understanding of the game as a dynamic system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P11">Interpersonal Focus - Guided Participation</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xt:soft-page-break/>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P11">Personal Focus - Participatory Appropriatio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pKC3uSMK4K"/>(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pKC3uSMK4K"/>,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 which the parent notices the facilitator using in this interaction is used by the parent in later sessions. The use of these tools and processes are introduced to solve a particular problem in implementing one GDP. However the same process is uses to solve issues that crop up while implementing other patterns. Throughout the recordings, the parent shows an evolution of problem solving knowledge and processes in relation to coding through their independent work.</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As mentioned in the previous sections, after analysis of this vignette in particular, it seemed promising to investigate behaviour and engagement at different stages of design process for this pair. To do this I have made extensive notes and used a coding structure for two complete sessions of this parent-child pair. The following observations have been made by comparing the codes on stages of design and types of participant interaction. This data was then triangulated participant feedback and my own journal notes. The observations are presented themed by the design stages used in the coding process with some general observations listed at the end of this section.</text:p>
      <text:h text:style-name="Heading_20_4" text:outline-level="4"><text:bookmark-start text:name="discussion-on-design-stages-and-gdp-for-this-pair"/>Discussion on design stages and GDP for this pair<text:bookmark-end text:name="discussion-on-design-stages-and-gdp-for-this-pair"/></text:h>
      <text:p text:style-name="First_20_paragraph">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ext:soft-page-break/>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oGocnqrB0z"/>(1994)<text:reference-mark-end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oGocnqrB0z"/>,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h text:style-name="Heading_20_2" text:outline-level="2"><text:bookmark-start text:name="identifying-the-implementation-of-gdp-as-a-key-unit-of-analysis"/>Identifying the implementation of GDP as a key unit of analysis<text:bookmark-end text:name="identifying-the-implementation-of-gdp-as-a-key-unit-of-analysis"/></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 These include:</text:p>
      <text:list xml:id="list4282191037" text:style-name="L8">
        <text:list-item>
          <text:p text:style-name="P12">larger - learning computing skills and concepts as a home education project</text:p>
        </text:list-item>
        <text:list-item>
          <text:p text:style-name="P12">larger - participating with other home educators in a creative environment and thus building team and communication skills</text:p>
        </text:list-item>
        <text:list-item>
          <text:p text:style-name="P12">larger - learning transferable design skills and processes</text:p>
        </text:list-item>
        <text:list-item>
          <text:p text:style-name="P12">large - creating a game which is fun to play and communicate an environmental theme</text:p>
        </text:list-item>
        <text:list-item>
          <text:p text:style-name="P12">medium - identifying and implementing key game features (Game Design Patterns) to add to the games</text:p>
        </text:list-item>
        <text:list-item>
          <text:p text:style-name="P12">smaller - creating, changing and transporting game assets to enact or change GDPs</text:p>
        </text:list-item>
        <text:list-item>
          <text:p text:style-name="P12">smaller - implementing or changing code constructs to enact or change GDP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text:p>
      <text:p text:style-name="Text_20_body"><text:soft-page-break/></text:p>
      <text:h text:style-name="Heading_20_4" text:outline-level="4"><text:bookmark-start text:name="discussion-on-scope-of-activity-systems-may-move"/>Discussion on scope of activity systems (MAY MOVE)<text:bookmark-end text:name="discussion-on-scope-of-activity-systems-may-move"/></text:h>
      <text:p text:style-name="First_20_paragraph">NOTE - this may move, it seems to get in the way here. Thus this is partly in note / bullet point form.</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properties&quot;:{&quot;formattedCitation&quot;:&quot;[-@blunden_interdisciplinary_2010]&quot;,&quot;noteIndex&quot;:0},&quot;schema&quot;:&quot;https://github.com/citation-style-language/schema/raw/master/csl-citation.json&quot;,&quot;citationID&quot;:&quot;prwlykvr&quot;,&quot;citationItems&quot;:[{&quot;id&quot;:2943,&quot;uri&quot;:[&quot;http://zotero.org/users/1913249/items/FF8IYRGL&quot;],&quot;suffix&quot;:&quot;&quot;,&quot;uris&quot;:[&quot;http://zotero.org/users/1913249/items/FF8IYRGL&quot;],&quot;itemData&quot;:{&quot;publisher-place&quot;:&quot;Leiden; Boston&quot;,&quot;publisher&quot;:&quot;Brill Academic Publishers&quot;,&quot;author&quot;:[{&quot;family&quot;:&quot;Blunden&quot;,&quot;given&quot;:&quot;Andy&quot;}],&quot;id&quot;:&quot;blunden_interdisciplinary_2010&quot;,&quot;type&quot;:&quot;book&quot;,&quot;title&quot;:&quot;An Interdisciplinary Theory of Activity&quot;,&quot;language&quot;:&quot;en&quot;,&quot;event-place&quot;:&quot;Leiden; Boston&quot;,&quot;source&quot;:&quot;Zotero&quot;,&quot;issued&quot;:{&quot;date-parts&quot;:[[2010]]},&quot;citation-key&quot;:&quot;blunden_interdisciplinary_2010&quot;},&quot;prefix&quot;:&quot;&quot;,&quot;suppress-author&quot;:true}]} RNDxmfyxdwqlq"/><text:reference-mark-start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aC3xfsbMpB"/>(2010, 2014)<text:reference-mark-end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aC3xfsbMpB"/><text:reference-mark-end text:name="ZOTERO_ITEM CSL_CITATION {&quot;properties&quot;:{&quot;formattedCitation&quot;:&quot;[-@blunden_interdisciplinary_2010]&quot;,&quot;noteIndex&quot;:0},&quot;schema&quot;:&quot;https://github.com/citation-style-language/schema/raw/master/csl-citation.json&quot;,&quot;citationID&quot;:&quot;prwlykvr&quot;,&quot;citationItems&quot;:[{&quot;id&quot;:2943,&quot;uri&quot;:[&quot;http://zotero.org/users/1913249/items/FF8IYRGL&quot;],&quot;suffix&quot;:&quot;&quot;,&quot;uris&quot;:[&quot;http://zotero.org/users/1913249/items/FF8IYRGL&quot;],&quot;itemData&quot;:{&quot;publisher-place&quot;:&quot;Leiden; Boston&quot;,&quot;publisher&quot;:&quot;Brill Academic Publishers&quot;,&quot;author&quot;:[{&quot;family&quot;:&quot;Blunden&quot;,&quot;given&quot;:&quot;Andy&quot;}],&quot;id&quot;:&quot;blunden_interdisciplinary_2010&quot;,&quot;type&quot;:&quot;book&quot;,&quot;title&quot;:&quot;An Interdisciplinary Theory of Activity&quot;,&quot;language&quot;:&quot;en&quot;,&quot;event-place&quot;:&quot;Leiden; Boston&quot;,&quot;source&quot;:&quot;Zotero&quot;,&quot;issued&quot;:{&quot;date-parts&quot;:[[2010]]},&quot;citation-key&quot;:&quot;blunden_interdisciplinary_2010&quot;},&quot;prefix&quot;:&quot;&quot;,&quot;suppress-author&quot;:true}]} RNDxmfyxdwqlq"/>, there is a strong case to make for the sub-project of implementing GDP as a key unit of analysis for this chapter.</text:p>
      <text:p text:style-name="Text_20_body">From the perspective of participants, the goal of implementing individual game patterns rather than the overall goal of making of a game, took up the majority of their focus. This can be evidenced in the following observations;</text:p>
      <text:list xml:id="list1656979462" text:style-name="L9">
        <text:list-item>
          <text:p text:style-name="P13">the frequency of GDP language referring to patterns used by pairs in particular in the process of collaborating on their games</text:p>
        </text:list-item>
        <text:list-item>
          <text:p text:style-name="P13">the utility of the smaller unit of analysis in aiding resource creation</text:p>
        </text:list-item>
        <text:list-item>
          <text:p text:style-name="P13">the value of completing something concrete a sense of sustaining achievement.</text:p>
        </text:list-item>
        <text:list-item>
          <text:p text:style-name="P13">the ability to reflect after implementing each sub project,</text:p>
        </text:list-item>
        <text:list-item>
          <text:p text:style-name="P13">any other value for practitioners, parents and young participants - i.e. in navigation and goal setting.</text:p>
        </text:list-item>
      </text:list>
      <text:p text:style-name="First_20_paragraph">The implementation of GDPs as a unit of analysis for the researcher also has the following utility / validity;</text:p>
      <text:list xml:id="list1116977671" text:style-name="L10">
        <text:list-item>
          <text:p text:style-name="P14">There is a practicality in terms of defining possible boundaries of what to analyse in depth.</text:p>
        </text:list-item>
        <text:list-item>
          <text:p text:style-name="P14">There is a more frequent iteration present - usually a period of playtesting after each new pattern added.</text:p>
        </text:list-item>
        <text:list-item>
          <text:p text:style-name="P14">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4">Each GDP can be seen as a project given an interpretation of project as the concrete implementation of a goal</text:p>
        </text:list-item>
        <text:list-item>
          <text:p text:style-name="P14">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text:soft-page-break/>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list xml:id="list520166083" text:style-name="L11">
        <text:list-item>
          <text:p text:style-name="P15">GDPs used when giving feedback in play- testing,</text:p>
        </text:list-item>
        <text:list-item>
          <text:p text:style-name="P15">praise &amp;</text:p>
        </text:list-item>
        <text:list-item>
          <text:p text:style-name="P15">direct calls for improvement,</text:p>
        </text:list-item>
        <text:list-item>
          <text:p text:style-name="P15">Example - Jump feedback Mi, Mick, Ch, Fi - &gt; supportive</text:p>
        </text:list-item>
        <text:list-item>
          <text:p text:style-name="P15">Example Ch and Pa - revising game based on Te’s FEEDBAC</text:p>
        </text:list-item>
        <text:list-item>
          <text:p text:style-name="P15">In game making terms - Intangible concepts like challenge and game feel are fed back - hard to teach - but users develop language (safe zone)</text:p>
        </text:list-item>
        <text:list-item>
          <text:p text:style-name="P15">Discussion - How much to teach terms or let them deveop?</text:p>
        </text:list-item>
      </text:list>
      <text:h text:style-name="Heading_20_3" text:outline-level="3"><text:bookmark-start text:name="gdps-propagation-through-peer-activity"/>GDPs propagation through peer activity<text:bookmark-end text:name="gdps-propagation-through-peer-activity"/></text:h>
      <text:list xml:id="list3711849452" text:style-name="L12">
        <text:list-item>
          <text:p text:style-name="P16">GDPs spread during play testing and other peer activity-</text:p>
        </text:list-item>
        <text:list-item>
          <text:p text:style-name="P16">Example Ch suggesting games similar - parcour</text:p>
        </text:list-item>
      </text:list>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text:soft-page-break/>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gdps-providing-means-for-peer-feedback-on-game-play-experience"/>GDPs providing means for peer feedback on game play experience<text:bookmark-end text:name="gdps-providing-means-for-peer-feedback-on-game-play-experience"/></text:h>
      <text:list xml:id="list2827053588" text:style-name="L13">
        <text:list-item>
          <text:p text:style-name="P17">GDPs used when giving feedback in play- testing, verbal and non-verbal</text:p>
        </text:list-item>
        <text:list-item>
          <text:p text:style-name="P17">praise</text:p>
        </text:list-item>
        <text:list-item>
          <text:p text:style-name="P17">direct calls for improvement,</text:p>
        </text:list-item>
        <text:list-item>
          <text:p text:style-name="P17">Example - Jump feedback Mi, Mick, Ch, Fi - &gt; supportive</text:p>
        </text:list-item>
        <text:list-item>
          <text:p text:style-name="P17">Example Ch and Pa - revising game based on Te’s FEEDBACK</text:p>
        </text:list-item>
        <text:list-item>
          <text:p text:style-name="P17">In game making terms - Intangible concepts like challenge and game feel are fed back - hard to teach - but users develop language (safe zone)</text:p>
        </text:list-item>
        <text:list-item>
          <text:p text:style-name="P17">Discussion - How much to teach terms or let them deveop?</text:p>
        </text:list-item>
      </text:list>
      <text:p text:style-name="First_20_paragraph">This section will explore the particular role of GDPs within this process using an example about one of the core GDP of the platform game, that of jumping.</text:p>
      <text:h text:style-name="Heading_20_4" text:outline-level="4"><text:bookmark-start text:name="sh-and-th-playtesting"/>Sh and Th Playtesting<text:bookmark-end text:name="sh-and-th-playtesting"/></text:h>
      <text:p text:style-name="First_20_paragraph">This pair were less interested in playing other peoples games than people playing their own. The sharing here is one of the most active times for the child allowing interaction to explain their game to others. The child does also play the games of others. REVIEW DATA, ADD DETAIL.</text:p>
      <text:p text:style-name="Text_20_body">This sharing process motivates sustained activity. In addition,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text:p>
      <text:h text:style-name="Heading_20_4" text:outline-level="4"><text:bookmark-start text:name="developing-a-language-for-the-intangible---evolving-concepts-of-game-challenge-and-game-feel"/>Developing a language for the intangible - Evolving concepts of Game Challenge and Game Feel<text:bookmark-end text:name="developing-a-language-for-the-intangible---evolving-concepts-of-game-challenge-and-game-fee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text:soft-page-break/>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h text:style-name="Heading_20_4" text:outline-level="4"><text:bookmark-start text:name="use-of-evolving-language-in-informal-feedback-to-direct-modification-of-games"/>Use of evolving language in informal feedback to direct modification of games<text:bookmark-end text:name="use-of-evolving-language-in-informal-feedback-to-direct-modification-of-games"/></text:h>
      <text:p text:style-name="First_20_paragraph">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This subtle direction mirrors some of the informal norming behaviours that are less directive seen in the work of Rogoff and colleagues [find work]. In one case … (if needed?)</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text:soft-page-break/>Pause.</text:p>
      <text:p text:style-name="Preformatted_20_Text">Mi: He has to go slow because he's an astronaut, you see. <text:s text:c="3"/></text:p>
      <text:p text:style-name="Preformatted_20_Text"/>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se kind of feedback were present in many exchanges during directed playtesting and during pair interactions. NOTE = SHOULD i GO BACK AND TRY TO COUNT SOME?</text:p>
      <text:p text:style-name="Text_20_body">When pairs or individuals return from playtesting to pair design work they are guided in decisions by their interaction with the games of others. I infer that the process of playtesting other games is a direct and accessible way to explore vital game making concepts like game feel and challenge without being directly taught.</text:p>
      <text:p text:style-name="Text_20_body">For example the emergence of the concept of safe zone in the game of Ch and Pa - And their incorporation of a boost to player health after a level after Te’s visceral feedback.</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text:soft-page-break/>As we explored in previous chapters, the ability to incorporate the following elements into created games allows for personal expression in a way that can be engaging and sustain motivation [papert, roque, kafai etc].</text:p>
      <text:list xml:id="list316569791" text:style-name="L14">
        <text:list-item>
          <text:p text:style-name="P18">design graphics</text:p>
        </text:list-item>
        <text:list-item>
          <text:p text:style-name="P18">audio assets</text:p>
        </text:list-item>
        <text:list-item>
          <text:p text:style-name="P18">narrative elements</text:p>
        </text:list-item>
      </text:list>
      <text:p text:style-name="First_20_paragraph">However these processes can expose and deepen key tensions identified in the <text:span text:style-name="T2">design chapter</text:span> and in the literature review. Namely;</text:p>
      <text:list xml:id="list3485814607" text:style-name="L15">
        <text:list-item>
          <text:p text:style-name="P19">incorporating familiar or personally meaningful elements can involve challenges including that of unrealistic expectations based on previous game playing experiences</text:p>
        </text:list-item>
        <text:list-item>
          <text:p text:style-name="P19">time on asset design can detract from systemic and learning code concepts and syntax.</text:p>
        </text:list-item>
        <text:list-item>
          <text:p text:style-name="P19">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xml:id="list1836060664" text:style-name="L16">
        <text:list-item>
          <text:p text:style-name="P20">propagation of assets..</text:p>
        </text:list-item>
        <text:list-item>
          <text:p text:style-name="P20">pride sharing back?</text:p>
        </text:list-item>
        <text:list-item>
          <text:p text:style-name="P20">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xml:id="list3449361379" text:style-name="L17">
        <text:list-item>
          <text:p text:style-name="P21">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Text_20_body">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 Press return to START.”;</text:p>
      <text:p text:style-name="Text_20_body">In a noteworthy exchange a young participant Zi asks one of the grandparents of child if they had done any amazing things in their life. This exchange follows</text:p>
      <text:p text:style-name="Text_20_body"><text:soft-page-break/>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Text_20_body">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xml:id="list3812775441" text:style-name="L18">
        <text:list-item>
          <text:p text:style-name="P22">Mi’s interactions around graphics creation - write up transcript</text:p>
        </text:list-item>
        <text:list-item>
          <text:p text:style-name="P22">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reformatted_20_Text">St: <text:s/>That's Good!</text:p>
      <text:p text:style-name="Preformatted_20_Text">Mi: Oh do you like it?</text:p>
      <text:p text:style-name="Preformatted_20_Text">St: Yeah</text:p>
      <text:p text:style-name="Preformatted_20_Text">Mi: Thank you. I'm very proud of it. Concentrated extremely hard. The thing is, you can get quite consumed doing things like this can't you?</text:p>
      <text:p text:style-name="Preformatted_20_Text">St: Yeah</text:p>
      <text:p text:style-name="Preformatted_20_Text">Mi: That's the problem at home I get a bit kind of lost. I can't get the knack of some things. It takes me so long to get it. I'm like <text:s/>so excited. <text:s text:c="2"/></text:p>
      <text:p text:style-name="Preformatted_20_Text">- Both laugh.</text:p>
      <text:p text:style-name="Preformatted_20_Text">St: So are you going to do bits at home? When the kids are..</text:p>
      <text:p text:style-name="Preformatted_20_Text">Mi: I tried and I lost it all. And you know when you just completely... And even Ne didn't know so I just ... what a shame.. <text:s/>hours ....</text:p>
      <text:p text:style-name="Preformatted_20_Text">Laughs</text:p>
      <text:p text:style-name="Preformatted_20_Text"/>
      <text:p text:style-name="Preformatted_20_Text">Mi - Lost time. Never mind. <text:s/>We live and we learn. <text:s text:c="2"/></text:p>
      <text:p text:style-name="Preformatted_20_Text"/>
      <text:p text:style-name="Preformatted_20_Text">Mi – We’re finished.</text:p>
      <text:p text:style-name="Preformatted_20_Text"/>
      <text:p text:style-name="Preformatted_20_Text"><text:soft-page-break/>Mi <text:s/>- Right what’s next? Now I’m an expert pixel?</text:p>
      <text:p text:style-name="Preformatted_20_Text">Mi – Now I have to figure out how to get it in there don’t I? Without losing it I’ll be very upset.</text:p>
      <text:p text:style-name="Preformatted_20_Text">St – Have you saved it?</text:p>
      <text:p text:style-name="Preformatted_20_Text">Mi – No I’ve not saved it.</text:p>
      <text:p text:style-name="Preformatted_20_Text">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list xml:id="list2102128829" text:style-name="L19">
        <text:list-item>
          <text:p text:style-name="P23">playing around the graphic - covering it over and revealing it</text:p>
        </text:list-item>
        <text:list-item>
          <text:p text:style-name="P23">participant self-expression and a conversational prompt to other during sharing of the game</text:p>
        </text:list-item>
      </text:list>
      <text:p text:style-name="First_20_paragraph">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repurposing-assets"/>Repurposing assets<text:bookmark-end text:name="repurposing-assets"/></text:h>
      <text:p text:style-name="First_20_paragraph"><text:span text:style-name="T3">Graphical Assets</text:span> Pair Sh and Th used a graphic of a cute dog as the background of their game.<text:line-break/>2019-03-18-th_sh</text:p>
      <text:p text:style-name="Text_20_body">The child expressed a lot of positive regard to this dog and used it a way to stimulate conversation about their home interest in dogs during play testing. The subject was completely unrelated to the previously stated theme of the game. It may be the parent knew this was a way to sustain involvement and interest.</text:p>
      <text:p text:style-name="P11">Audio Assets</text:p>
      <text:p text:style-name="Text_20_body">In the second iteration of glitch game club participants were introduced to tools to create sounds and a free audio resource repository.</text:p>
      <text:p text:style-name="Text_20_body">This allowed for rapid, broad strokes personal expression in a similar way to the use of graphical elements.</text:p>
      <text:p text:style-name="Text_20_body">Examples? Ru and Ro ? in one of the later weeks?</text:p>
      <text:h text:style-name="Heading_20_4" text:outline-level="4"><text:bookmark-start text:name="discussion"/>Discussion<text:bookmark-end text:name="discussion"/></text:h>
      <text:p text:style-name="First_20_paragraph"><text:span text:style-name="T3">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p text:style-name="P11">Tangled nature of graphics and narrative in this design</text:p>
      <text:p text:style-name="Text_20_body">In the data analysed, young people he</text:p>
      <text:h text:style-name="Heading_20_3" text:outline-level="3"><text:bookmark-start text:name="use-of-help-and-documentation-related-to-gdp"/><text:soft-page-break/>Use of Help and Documentation related to GDP<text:bookmark-end text:name="use-of-help-and-documentation-related-to-gdp"/></text:h>
      <text:p text:style-name="First_20_paragraph">MOVE THIS PROBABLY - IN TO DESIGN CHAPTER - COULD START TO SKETCH THIS OUT SOON</text:p>
      <text:p text:style-name="Text_20_body">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xml:id="list1667321607" text:style-name="L20">
        <text:list-item>
          <text:p text:style-name="P24">increase learner engagement through accessible design</text:p>
        </text:list-item>
        <text:list-item>
          <text:p text:style-name="P24">make documentation relatable to existing gameplay experience</text:p>
        </text:list-item>
        <text:list-item>
          <text:p text:style-name="P24">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P11">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1">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text:soft-page-break/>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h text:style-name="Heading_20_4" text:outline-level="4"><text:bookmark-start text:name="a-linear-step-by-step-resource"/>A linear / step-by-step resource<text:bookmark-end text:name="a-linear-step-by-step-resource"/></text:h>
      <text:p text:style-name="First_20_paragraph">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ext:soft-page-break/>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h text:style-name="Heading_20_4" text:outline-level="4"><text:bookmark-start text:name="family-practices---and-linking-to-home-knowledge"/>Family practices - and linking to home knowledge<text:bookmark-end text:name="family-practices---and-linking-to-home-knowledge"/></text:h>
      <text:p text:style-name="First_20_paragraph">The following exchange shows how the use of GDPs allow the continuation of home practi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Text_20_body">He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 is explicit in the ven saying “I was thinking can we make like a pacman game kind of thing”.</text:p>
      <text:h text:style-name="Heading_20_4" text:outline-level="4"><text:bookmark-start text:name="professional-practices---and-linking-to-developer-resources"/><text:soft-page-break/>Professional practices - and linking to developer resources<text:bookmark-end text:name="professional-practices---and-linking-to-developer-resources"/></text:h>
      <text:p text:style-name="First_20_paragraph">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ext:soft-page-break/>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choice to divert is made possible by Da’s expertise. It also opens up the possibilities of other pairs to follow this path. In a way opening up a new seam of community activity and family of GDPs associated with a maze game.</text:p>
      <text:p text:style-name="Text_20_body">These two examples stem from the wider cultural experiences and practices of the pair’s home coding style and the parents experience taking part in professional community coding activities. The interactions are cultural but also highly interpersonal. We can see element of this exchange as representative of guided participation which we explore in the next section.</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xml:id="list2659005500" text:style-name="L21">
        <text:list-item>
          <text:p text:style-name="P25">If needed a quick recap on guided apprenticeship.</text:p>
        </text:list-item>
      </text:list>
      <text:h text:style-name="Heading_20_3" text:outline-level="3"><text:bookmark-start text:name="gdps-for-project-organisation-coordination"/>GDPs for project organisation / coordination<text:bookmark-end text:name="gdps-for-project-organisation-coordination"/></text:h>
      <text:h text:style-name="Heading_20_5" text:outline-level="5"><text:bookmark-start text:name="example-of-parent-supporting-planning-sh-and-th"/>Example of Parent supporting planning Sh and Th<text:bookmark-end text:name="example-of-parent-supporting-planning-sh-and-th"/></text:h>
      <text:list xml:id="list838023030" text:style-name="L22">
        <text:list-item>
          <text:p text:style-name="P26">in planning stages the parent provides scaffolding to help the child.</text:p>
        </text:list-item>
        <text:list-item>
          <text:p text:style-name="P26">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h text:style-name="Heading_20_4" text:outline-level="4"><text:bookmark-start text:name="gdps-for-prioritisation-include-in-organisation"/>GDPs for Prioritisation (include in organisation )<text:bookmark-end text:name="gdps-for-prioritisation-include-in-organisation"/></text:h>
      <text:p text:style-name="First_20_paragraph">The following exchange between participants Fi and Ma shows GDPs being used to organise future activity.</text:p>
      <text:p text:style-name="Text_20_body"><text:soft-page-break/>NOTE - This needs to be merged with the above - or a different take on it explored.</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h text:style-name="Heading_20_4" text:outline-level="4"><text:bookmark-start text:name="direct-task-delegation"/>Direct task delegation<text:bookmark-end text:name="direct-task-delegation"/></text:h>
      <text:p text:style-name="First_20_paragraph">The opening vignette shows the name of a GDP as a way to communicate about the shared work <text:soft-page-break/>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p text:style-name="P11">Notes to integrate here</text:p>
      <text:p text:style-name="Text_20_body">While the child makes direct delegation they are free to undertake other activities.</text:p>
      <text:list xml:id="list4073085459" text:style-name="L23">
        <text:list-item>
          <text:p text:style-name="P27">At certain points in the create stage the parent needs total concentration and is not able to respond effectively to requests of attention.</text:p>
        </text:list-item>
        <text:list-item>
          <text:p text:style-name="P27">At times the parent asked the child to seek help from facilitator.<text:line-break/></text:p>
        </text:list-item>
        <text:list-item>
          <text:p text:style-name="P27">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7OFtRsMu3e"/>(Lave, 1991)<text:reference-mark-end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7OFtRsMu3e"/>,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rISymhAZ6O"/>(Rogoff, 2014)<text:reference-mark-end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rISymhAZ6O"/>.</text:p>
      <text:p text:style-name="Text_20_body">Indeed while this arrangement seems mutually suitable,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Fc1XTUzYTN"/>(2003; 2016)<text:reference-mark-end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Fc1XTUzYTN"/> as an important characteristics in participation based models of learning.</text:p>
      <text:h text:style-name="Heading_20_4" text:outline-level="4"><text:bookmark-start text:name="informal-task-division"/>Informal task division<text:bookmark-end text:name="informal-task-division"/></text:h>
      <text:p text:style-name="First_20_paragraph">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here for a computer and you can do that? Ma: Why. What. While you’re doing what? Fi: Um making a sound track or something. I could do something like that. Ma: Ok. Yeah. I’ll see if there’s any more computers in the cupboard.</text:p>
      <text:p text:style-name="Text_20_body">Here, after a blockage, the child suggests continuing with activities to fit his existing skill set of creating assets in non-code / GUI environments. The child appears to make a tactical decision <text:soft-page-break/>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list xml:id="list3805714943" text:style-name="L24">
        <text:list-item>
          <text:p text:style-name="P28">these kinds of exists in community in Playtesting - but different for side by side interactions - or are they - discuss</text:p>
        </text:list-item>
        <text:list-item>
          <text:p text:style-name="P28">what is specific about interpersonal interactions</text:p>
        </text:list-item>
        <text:list-item>
          <text:p text:style-name="P28">Example sh and Th - new element K and d - then adding a level</text:p>
        </text:list-item>
        <text:list-item>
          <text:p text:style-name="P28">Other examples needed?</text:p>
        </text:list-item>
      </text:list>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h text:style-name="Heading_20_4" text:outline-level="4"><text:bookmark-start text:name="ideation-and-goal-setting"/>Ideation and Goal Setting<text:bookmark-end text:name="ideation-and-goal-setting"/></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5" text:outline-level="5"><text:bookmark-start text:name="ask-imagine-ideation-from-sh-an-th"/>Ask / Imagine / Ideation from Sh an Th<text:bookmark-end text:name="ask-imagine-ideation-from-sh-an-th"/></text:h>
      <text:list xml:id="list3921561785" text:style-name="L25">
        <text:list-item>
          <text:p text:style-name="P29">In early ask/imagine stages parent and child discuss storytelling, graphical and other aesthetic choices</text:p>
        </text:list-item>
        <text:list-item>
          <text:p text:style-name="P29">The parent struggles to implement quite ambitious code challenges that she takes on but signals clearly when the process returns to ask / imagine stage indicating that she is aware of the greater possibility for effective child input at this stage.</text:p>
        </text:list-item>
      </text:list>
      <text:h text:style-name="Heading_20_5" text:outline-level="5"><text:bookmark-start text:name="example-prototyping-a-new-gdp-on-paper"/>Example prototyping a new GDP on paper<text:bookmark-end text:name="example-prototyping-a-new-gdp-on-paper"/></text:h>
      <text:p text:style-name="First_20_paragraph">When GDP was completed and participant or pair move to a new phase there is evidence of a reenergising effect. e.g - Example of adding a new level in 2019-03-18-th_sh - pair use paper as a process</text:p>
      <text:p text:style-name="Text_20_body"><text:soft-page-break/>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 and affordances. The parent navigates this based on knowledge of child’s interests.</text:p>
      <text:p text:style-name="Text_20_body">More on role of parent and child to negociate approaches which maximise engagement / progress / keep flow .</text:p>
      <text:list xml:id="list1663327496" text:style-name="L26">
        <text:list-item>
          <text:p text:style-name="P30">Fi and Ma also discuss the use of paper to clarify initial GDP ideas in interview data.</text:p>
        </text:list-item>
        <text:list-item>
          <text:p text:style-name="P30">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interaction-of-gdps-and-designing-for-others"/>Interaction of GDPs and designing for others<text:bookmark-end text:name="interaction-of-gdps-and-designing-for-others"/></text:h>
      <text:p text:style-name="First_20_paragraph">As discussed, one interpretation - the one used here - of GDP focus on recognisable behaviour rather than hidden constructs or code patterns.</text:p>
      <text:p text:style-name="Text_20_body">This helps a focus on change that others will observe and thus help participants to design for others.</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h text:style-name="Heading_20_5" text:outline-level="5"><text:bookmark-start text:name="discussion-of-designing-for-others---move-to-discussion"/><text:soft-page-break/>Discussion of designing for others - move to discussion?<text:bookmark-end text:name="discussion-of-designing-for-others---move-to-discussion"/></text:h>
      <text:p text:style-name="First_20_paragraph">This fits into our design cycle, as our first stages of ask and imagine are more productive when informed by a realistic sense of what the end user experience is.</text:p>
      <text:p text:style-name="Text_20_body">The use of GDP as a unit of activity may help encourage regular self testing and playtesting. NOTE - ANY EVIDENCE FOR THIS BASED ON INTENTIONAL DESIGN OR IS THIS JUST AN OBSERVATION OF ORGANIC BEHAVIOUR?</text:p>
      <text:p text:style-name="Text_20_body">Designing for others - as a key perspective in constructionism. Note: What added insights or tips for practitioners can I bring here?</text:p>
      <text:p text:style-name="Text_20_body">Value of design as a process, to see surrounding world as a designed experience, Latour.</text:p>
      <text:h text:style-name="Heading_20_3" text:outline-level="3"><text:bookmark-start text:name="gdps-support-flexible-design-practices"/>GDPs support Flexible Design Practices<text:bookmark-end text:name="gdps-support-flexible-design-practices"/></text:h>
      <text:p text:style-name="First_20_paragraph">HOW EXACTLY? FOR NOW THIS SECTION IS A SUB SECTION MINI DISCUSSION. HOW DOES THIS RELATE TO LATER DISCUSSION ON MINI JAMS ETC.</text:p>
      <text:p text:style-name="Text_20_body">Iterative agile design is a highly cultural / interpersonal process. (Glossary)</text:p>
      <text:p text:style-name="Text_20_body">This section describes a broad range of observed design practices of participants which involve game design patterns.</text:p>
      <text:p text:style-name="Text_20_body">The overall direction of the section is that it is beneficial to creative a community where there is a diversity of approaches being undertaken but with some underlying shared themes and practices.</text:p>
      <text:p text:style-name="Text_20_body">As discussed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h text:style-name="Heading_20_4" text:outline-level="4"><text:bookmark-start text:name="shifts-in-design-practice"/>Shifts in design practice<text:bookmark-end text:name="shifts-in-design-practice"/></text:h>
      <text:p text:style-name="P2">Alternating coding</text:p>
      <text:p text:style-name="Text_20_body">The parent cedes the keyboard and mouse and sometimes swaps chairs to allow child to play test the game created.</text:p>
      <text:p text:style-name="Text_20_body">This follows a pattern of X<text:line-break/>NOTE i FEEL THIS IS ALREADY COVERED?</text:p>
      <text:p text:style-name="Text_20_body">cf - similar behaviour?</text:p>
      <text:p text:style-name="P11"><text:soft-page-break/>Shifting between Facilitator and more active partner</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reformatted_20_Text">They thinking of a feature – wrap around like Pac-man</text:p>
      <text:p text:style-name="Preformatted_20_Text">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xml:id="list2260752623" text:style-name="L27">
        <text:list-item>
          <text:p text:style-name="P31">Well suited to build a repeated design practice.</text:p>
        </text:list-item>
        <text:list-item>
          <text:p text:style-name="P31">Especially with starting documents,</text:p>
        </text:list-item>
        <text:list-item>
          <text:p text:style-name="P31">Small changes had big effects.</text:p>
        </text:list-item>
        <text:list-item>
          <text:p text:style-name="P31">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gdps-scaffolding-the-product-revision-process-and-debugging"/>GDPs scaffolding the product revision process and debugging<text:bookmark-end text:name="gdps-scaffolding-the-product-revision-process-and-debugging"/></text:h>
      <text:list xml:id="list986061401" text:style-name="L28">
        <text:list-item>
          <text:p text:style-name="P32">Participants spend much time in the stages of Improve and Test often as a solo effort.</text:p>
        </text:list-item>
        <text:list-item>
          <text:p text:style-name="P32">This process showed a personal appropriation of concepts like game feel / challenge</text:p>
        </text:list-item>
        <text:list-item>
          <text:p text:style-name="P32">When done as a pair GDPs aided communication during the process.</text:p>
        </text:list-item>
      </text:list>
      <text:p text:style-name="First_20_paragraph"><text:span text:style-name="T3">Example Debugging</text:span> Find examples</text:p>
      <text:p text:style-name="P11">Example Sh and Th improving their game</text:p>
      <text:list xml:id="list3270103708" text:style-name="L29">
        <text:list-item>
          <text:p text:style-name="P33">Parent navigates to a particular part of the code for child to alter design</text:p>
        </text:list-item>
        <text:list-item>
          <text:p text:style-name="P33">Child takes on challenge of making smaller changes once the core game mechanic code has been added.</text:p>
        </text:list-item>
      </text:list>
      <text:h text:style-name="Heading_20_2" text:outline-level="2"><text:bookmark-start text:name="gdps-and-participatory-appropriation"/>GDPs and Participatory Appropriation<text:bookmark-end text:name="gdps-and-participatory-appropriation"/></text:h>
      <text:p text:style-name="First_20_paragraph">NOTE - perhaps end this section with some observations of personal expression of understanding as per Bevan et al during playtesting. Then link to next chapter / discussion. completes circle?</text:p>
      <text:p text:style-name="Text_20_body"><text:soft-page-break/>In this section the processes of personal appropriation of experience and knowledge emerging from game making are examined closely in relation to participants experience of GDPs.</text:p>
      <text:list xml:id="list4144281826" text:style-name="L30">
        <text:list-item>
          <text:p text:style-name="P34">quick summary of Rogoff’s take on participatory appropriation compared to a transmission model of knowledge &amp; that participants re-contribute their experience of knowledge beck into the social mix</text:p>
        </text:list-item>
        <text:list-item>
          <text:p text:style-name="P34">Note on why this section is less important in this research, the expression of personal knowledge back into a community context is covered in part above.</text:p>
        </text:list-item>
        <text:list-item>
          <text:p text:style-name="P34">Example of mutuality - GDPs used in this research program were mutually created based on feedback from participants</text:p>
        </text:list-item>
        <text:list-item>
          <text:p text:style-name="P34">While there is a curricular value attached to CT concepts &amp; to some extent design practices, in this context participants can create their own understandings of what is useful to them.</text:p>
        </text:list-item>
        <text:list-item>
          <text:p text:style-name="P34">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uNf0oDLP0t"/>(Rogoff, 1995)<text:reference-mark-end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uNf0oDLP0t"/></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xml:id="list3923632111" text:style-name="L31">
        <text:list-item>
          <text:p text:style-name="P35">CT concepts in a more concrete and abstract form arise especially in interactions with facilitator</text:p>
        </text:list-item>
        <text:list-item>
          <text:p text:style-name="P35">Driven by integration with curriculum based learning settings to devise a map - similar to drive of Bevan and colleagues to justify learning happening in science-focused tinkering exhibits in museums <text:reference-mark-start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GGNm3qXxfj"/>(2013; 2015)<text:reference-mark-end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GGNm3qXxfj"/></text:p>
        </text:list-item>
      </text:list>
      <text:p text:style-name="First_20_paragraph">The start of the discussion is in draft form in the next chapter.</text:p>
      <text:p text:style-name="Text_20_body">See outline here - &gt; insert link. https://mickfuzz.github.io/phd4/chapter/2022/09/07/Results-Maps.html</text:p>
      <text:p text:style-name="Text_20_body">LINK HERE TO MIDDLE LEVEL CONSTRUCT - TO INTEGRATE HERE?</text:p>
      <text:h text:style-name="Heading_20_3" text:outline-level="3"><text:bookmark-start text:name="use-of-gdp-when-demonstrating-understandings-in-community-activity"/><text:soft-page-break/>Use of GDP when demonstrating understandings in community activity<text:bookmark-end text:name="use-of-gdp-when-demonstrating-understandings-in-community-activity"/></text:h>
      <text:p text:style-name="P2">Contributing back to Community</text:p>
      <text:p text:style-name="Text_20_body">In a previous section we examined GDPs used to build emerging community activity.</text:p>
      <text:p text:style-name="Text_20_body">Here I focus on the demonstration of individuals of the growth in use of practices. The concepts afforded by GDPs are used to;</text:p>
      <text:list xml:id="list3447335730" text:style-name="L32">
        <text:list-item>
          <text:p text:style-name="P36">increase effectiveness and confidence in communication surrounding articulation of characteristics of their and others game</text:p>
        </text:list-item>
        <text:list-item>
          <text:p text:style-name="P36">participate by asking for peer help using shared terms (see Mi below)</text:p>
        </text:list-item>
      </text:list>
      <text:p text:style-name="P2">Example - 2019-03-18 - Sh &amp; Th in the same session as Vignette A.</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 In AT the change of activity is a shift in scope of activity system. To a wider objective of making an engaging game.</text:p>
      <text:p text:style-name="Text_20_body"><text:span text:style-name="T3">Discussion</text:span> The process of being able to map the demonstrations of development of understanding has value for practitioners. See Bevan et al learning dimensions framework.</text:p>
      <text:p text:style-name="P11">Example - 2019-03-18 - Mi and Ne</text:p>
      <text:p text:style-name="Text_20_body">However not all participants take full advantage of the language available to them.</text:p>
      <text:p text:style-name="Text_20_body">Take the following interaction between parent Mi and her daughter Ne. The mother wants to export an image from the graphical editing tool and to import this into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text:soft-page-break/>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 <text:s/>?</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MOVE THE FOLLOWING LATER AFTER THE NEXT EXAMPLE?</text:p>
      <text:p text:style-name="Text_20_body">Ne appears reluctant to help at first and when she does she is mostly non-verbal and makes changes quickly in a way that her mother cannot then follow or replicate.</text:p>
      <text:p text:style-name="Text_20_body">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he next section details another example NOTE - INTEGRATE THIS AND THE FOLLOWING SECTION SOMEHOW. PERHAPS CHANGE ORDER BUMP THE FOLLOWING UP A BIT</text:p>
      <text:h text:style-name="Heading_20_3" text:outline-level="3"><text:bookmark-start text:name="operations-actions-and-activity"/>Operations, actions and activity<text:bookmark-end text:name="operations-actions-and-activity"/></text:h>
      <text:p text:style-name="First_20_paragraph">MOVE THE BULK OF THIS TO DESIGN CHAPTER TO HELP SITUATE THAT. OR THERE IS DUPLICATION WITH MIDDLE LEVEL CONSTRUCT SECTION - SO MOVE THERE? AND PERHAPS MOVE MIDDLE LEVEL CONSTRUCT TO NEXT CHAPTER</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gbqfqnzh&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PKsHJ3faEz"/>(Kuutti, 1995)<text:reference-mark-end text:name="ZOTERO_ITEM CSL_CITATION {&quot;citationID&quot;:&quot;gbqfqnzh&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PKsHJ3faEz"/>.</text:p>
      <text:p text:style-name="Text_20_body"><text:soft-page-break/>“…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aipvgrmm&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jDiTkHyg4a"/>(Kuutti, 1995)<text:reference-mark-end text:name="ZOTERO_ITEM CSL_CITATION {&quot;citationID&quot;:&quot;aipvgrmm&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jDiTkHyg4a"/></text:p>
      <text:p text:style-name="Text_20_body">As previously explored, activity systems can be viewed on different levels of ?</text:p>
      <text:p text:style-name="Text_20_body">To explore this in the present context, I list some bullet points with examples followed by a commentary;</text:p>
      <text:list xml:id="list1353088711" text:style-name="L33">
        <text:list-item>
          <text:p text:style-name="P37"><text:span text:style-name="T3">Activity:</text:span> Implementing a game design pattern - e.g. adding keys and doors pattern</text:p>
        </text:list-item>
        <text:list-item>
          <text:p text:style-name="P37"><text:span text:style-name="T3">Action:</text:span> Creating a graphical asset of a key and adding this to the level design</text:p>
        </text:list-item>
        <text:list-item>
          <text:p text:style-name="P37"><text:span text:style-name="T3">Operation:</text:span> Exporting the graphical asset as a suitable file format from graphical design tool and uploading it to the code authoring tool.</text:p>
        </text:list-item>
      </text:list>
      <text:p text:style-name="First_20_paragraph"><text:span text:style-name="T3">Commentary:</text:span> In this example, while the final an operation for some participants it would be a more conscious process, for others it has become second nature. To illustrate this take this interaction between parent Mi and child N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text:soft-page-break/>foreground and background colours) and then do it.</text:p>
      <text:p text:style-name="Preformatted_20_Text">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text:soft-page-break/>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epqsitfx&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ByNmnEKMJz"/>(de Freitas, 2012)<text:reference-mark-end text:name="ZOTERO_ITEM CSL_CITATION {&quot;citationID&quot;:&quot;epqsitfx&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ByNmnEKMJz"/>. And some attempts have been made to incorporate design thinking with a rhizomatic approach <text:reference-mark-start text:name="ZOTERO_ITEM CSL_CITATION {&quot;citationID&quot;:&quot;joprhuhi&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zMmOmMKwyY"/>(Biffi et al., 2017)<text:reference-mark-end text:name="ZOTERO_ITEM CSL_CITATION {&quot;citationID&quot;:&quot;joprhuhi&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zMmOmMKwyY"/>.</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xt:soft-page-break/>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text:p>
      <text:h text:style-name="Heading_20_4" text:outline-level="4"><text:bookmark-start text:name="use-of-gdp-as-communication-short-cuts"/>Use of GDP as communication short cuts<text:bookmark-end text:name="use-of-gdp-as-communication-short-cuts"/></text:h>
      <text:p text:style-name="P2">Discussing Game design patterns as a tool to expose and give participants a language to discuss and resolve tensions (Practitioner focus)</text:p>
      <text:p text:style-name="Text_20_body">This section;</text:p>
      <text:list xml:id="list2824547454" text:style-name="L34">
        <text:list-item>
          <text:p text:style-name="P38">synthesises examples which highlight the value of developing share language and short cuts</text:p>
        </text:list-item>
        <text:list-item>
          <text:p text:style-name="P38">explores possible drawbacks</text:p>
        </text:list-item>
        <text:list-item>
          <text:p text:style-name="P38">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xml:id="list3109869777" text:style-name="L35">
        <text:list-item>
          <text:p text:style-name="P39">outlines the advantages to using a restricted set of collaged GDPs which participants cover step by step.</text:p>
        </text:list-item>
        <text:list-item>
          <text:p text:style-name="P39">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xml:id="list3172124735" text:style-name="L36">
        <text:list-item>
          <text:p text:style-name="P40">Te and Da’s decision to explore a different starting point and add uncharded GDPs like following enemies.</text:p>
        </text:list-item>
        <text:list-item>
          <text:p text:style-name="P40">The reduced list of GDPs in a framework in Eriksson’s intervention <text:reference-mark-start text:name="ZOTERO_ITEM CSL_CITATION {&quot;citationID&quot;:&quot;sdrjuyx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GSMxEXbBY"/>(2019)<text:reference-mark-end text:name="ZOTERO_ITEM CSL_CITATION {&quot;citationID&quot;:&quot;sdrjuyx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GSMxEXbBY"/>, to suit a younger audience / restricted time frame</text:p>
        </text:list-item>
        <text:list-item>
          <text:p text:style-name="P40">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text:soft-page-break/>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a2Y4fpYfjh"/>(Statter and Armoni, 2016; Waite et al., 2016, 2018a)<text:reference-mark-end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a2Y4fpYfjh"/>.</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ddjiyxqv&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pS7Fy9k4yx"/>(Waite et al., 2018b)<text:reference-mark-end text:name="ZOTERO_ITEM CSL_CITATION {&quot;citationID&quot;:&quot;ddjiyxqv&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pS7Fy9k4yx"/>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qjhiclyp&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j5gDX82SP1"/>(Dearden and Finlay, 2006)<text:reference-mark-end text:name="ZOTERO_ITEM CSL_CITATION {&quot;citationID&quot;:&quot;qjhiclyp&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j5gDX82SP1"/>. The idea of middle level construct is also present in the research of eriksson and colleagues using GDP to collaboratively design games with young people. <text:reference-mark-start text:name="ZOTERO_ITEM CSL_CITATION {&quot;citationID&quot;:&quot;lvkgisqz&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rGNhX56rmA"/>(2019)<text:reference-mark-end text:name="ZOTERO_ITEM CSL_CITATION {&quot;citationID&quot;:&quot;lvkgisqz&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rGNhX56rmA"/></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xt:soft-page-break/>Technical concepts suiting transfer<text:bookmark-end text:name="technical-concepts-suiting-transfer"/></text:h>
      <text:p text:style-name="First_20_paragraph">NOTE likey move this to another chapter. Learning ma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xml:id="list3496070467" text:style-name="L37">
        <text:list-item>
          <text:p text:style-name="P41">Use of levels as a array which is parsed by a loop to create layout</text:p>
        </text:list-item>
        <text:list-item>
          <text:p text:style-name="P41">Logic statements of varied degrees of complexity</text:p>
        </text:list-item>
        <text:list-item>
          <text:p text:style-name="P41">Functions - code patching into the right area</text:p>
        </text:list-item>
      </text:list>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h text:style-name="Heading_20_2" text:outline-level="2"><text:bookmark-start text:name="final-section---synthesis."/>Final Section - Synthesis.<text:bookmark-end text:name="final-section---synthesis."/></text:h>
      <text:p text:style-name="First_20_paragraph">Summary on contribution to existing research Bring more synthesis here especially in translation of design elements due to this context</text:p>
      <text:h text:style-name="Heading_20_3" text:outline-level="3"><text:bookmark-start text:name="strengths-and-weaknesses-of-the-gdp-construct-terminology"/>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sblzsfm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sBMd9ud7rg"/>(Sicart, 2008)<text:reference-mark-end text:name="ZOTERO_ITEM CSL_CITATION {&quot;citationID&quot;:&quot;sblzsfm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sBMd9ud7rg"/>.</text:p>
      <text:p text:style-name="Text_20_body">The term is particularly week in the area of Game Polish which involved were more aesthetic and narrative choices. These choices do not fall neatly in to the argument being constructed around the potential of GDPs to unlock repeatable, transferable practices. For example, some participants, specifically one who came as a friend of of others and didn’t have direct parental help, spent a majority of time working on these patterns especially if assets are being replaced.</text:p>
      <text:p text:style-name="P44">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urldppn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U45NyWIIhf"/><text:span text:style-name="T8">(Tekinbaş et al., 2014)</text:span><text:reference-mark-end text:name="ZOTERO_ITEM CSL_CITATION {&quot;citationID&quot;:&quot;urldppn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U45NyWIIhf"/> or lenses <text:reference-mark-start text:name="ZOTERO_ITEM CSL_CITATION {&quot;citationID&quot;:&quot;vbcyemf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2FvtrGvXD4"/>(Schell, 2008)<text:reference-mark-end text:name="ZOTERO_ITEM CSL_CITATION {&quot;citationID&quot;:&quot;vbcyemf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2FvtrGvXD4"/>.</text:p>
      <text:p text:style-name="Text_20_body">NEEDS MORE DEVELOPMENT</text:p>
      <text:h text:style-name="Heading_20_3" text:outline-level="3"><text:bookmark-start text:name="design-patterns-as-a-teaching-aid-in-informal-vs-formal-environments"/>Design patterns as a teaching aid in informal vs formal environments<text:bookmark-end text:name="design-patterns-as-a-teaching-aid-in-informal-vs-formal-environments"/></text:h>
      <text:p text:style-name="First_20_paragraph">TO DEVELOP</text:p>
      <text:p text:style-name="Text_20_body"><text:soft-page-break/>See journal notes and contrast with existing research with GDP and informal / formal coding programming debates. Asking what does this research add to these debates?</text:p>
      <text:p text:style-name="Text_20_body">Some of the following may be relevant;</text:p>
      <text:list xml:id="list3076519842" text:style-name="L38">
        <text:list-item>
          <text:p text:style-name="P42">Learner choice and levels of abstraction techniques</text:p>
        </text:list-item>
        <text:list-item>
          <text:p text:style-name="P42">From the literature what are complexities involving the practitioner practicalities surrounding creating communities of coders</text:p>
        </text:list-item>
        <text:list-item>
          <text:p text:style-name="P42">What is special about the use of GDP in this 3M model?</text:p>
        </text:list-item>
        <text:list-item>
          <text:p text:style-name="P42">How is this model different from Game Jams in particular.</text:p>
        </text:list-item>
        <text:list-item>
          <text:p text:style-name="P42">Whereas Game Jams focus on x, 3m has a focus on y.</text:p>
        </text:list-item>
        <text:list-item>
          <text:p text:style-name="P42">Exploring GDP and different kinds of types of coding errors?</text:p>
        </text:list-item>
      </text:list>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2946818205" text:style-name="L39">
        <text:list-item>
          <text:p text:style-name="P43">supporting reflection on design and coding concepts / skills.</text:p>
        </text:list-item>
        <text:list-item>
          <text:p text:style-name="P43">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xt:soft-page-break/>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X3aWIsD6ah">
        <text:p text:style-name="Bibliography_20_1">Bevan, B., Gutwill, J. P., Petrich, M. and Wilkinson, K. (2015) ‘Learning Through STEM-Rich Tinkering: Findings From a Jointly Negotiated Research Project Taken Up in Practice.’ <text:span text:style-name="T1">Science Education</text:span>, 99(1) pp. 98–120.</text:p>
        <text:p text:style-name="Bibliography_20_1">Biffi, A., Bissola, R. and Imperatori, B. (2017) ‘Chasing innovation: a pilot case study of a rhizomatic design thinking education program.’ <text:span text:style-name="T1">Education + Training</text:span>, 59(9) pp. 957–977.</text:p>
        <text:p text:style-name="Bibliography_20_1">Bjork, S. and Holopainen, J. (2005) <text:span text:style-name="T1">Patterns in game design</text:span>. 1st ed, Hingham, Mass: Charles River Media (Charles River Media game development series).</text:p>
        <text:p text:style-name="Bibliography_20_1">Blunden, A. (2010) <text:span text:style-name="T1">An Interdisciplinary Theory of Activity</text:span>. Leiden; Boston: Brill Academic Publishers.</text:p>
        <text:p text:style-name="Bibliography_20_1">Blunden, A. (ed.) (2014) <text:span text:style-name="T1">Collaborative projects: an interdisciplinary study</text:span>. Leiden ; Boston: Brill (Studies in critical social sciences, volume 66).</text:p>
        <text:p text:style-name="Bibliography_20_1">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de Freitas, E. (2012) ‘The Classroom as Rhizome: New Strategies for Diagramming Knotted Interactions.’ <text:span text:style-name="T1">Qualitative Inquiry</text:span>, 18(7) pp. 557–570.</text:p>
        <text:p text:style-name="Bibliography_20_1">Kuutti, K. (1995) ‘Activity Theory as a potential framework for human- computer interaction <text:soft-page-break/>research’ p. 19.</text:p>
        <text:p text:style-name="Bibliography_20_1">Lave, J. (1991) ‘Situating learning in communities of practice.’ <text:span text:style-name="T1">Perspectives on socially shared cognition</text:span>, 2 pp. 63–82.</text:p>
        <text:p text:style-name="Bibliography_20_1">Petrich, M., Wilkinson, K. and Bevan, B. (2013) ‘It looks like fun, but are they learning?’ <text:span text:style-name="T1">In</text:span> <text:span text:style-name="T1">Design, Make, Play</text:span>. New York: Routledge, p. 21.</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Learning.’ <text:span text:style-name="T1">Review of Research in Education</text:span>, 40(1) pp. 356–401.</text:p>
        <text:p text:style-name="Bibliography_20_1">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text:soft-page-break/>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2-21T15:17:33Z</meta:creation-date>
    <dc:date>2023-02-21T16:52:09.546878691</dc:date>
    <meta:editing-duration>PT1H24M15S</meta:editing-duration>
    <meta:editing-cycles>1</meta:editing-cycles>
    <meta:document-statistic meta:table-count="1" meta:image-count="0" meta:object-count="0" meta:page-count="41" meta:paragraph-count="770" meta:word-count="17079" meta:character-count="100254" meta:non-whitespace-character-count="84018"/>
    <meta:user-defined meta:name="ZOTERO_PREF_1">&lt;data data-version="3" zotero-version="6.0.18"&gt;&lt;session id="HXg2uvT8"/&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